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00000021C34704929B5E22DA4.jpg" manifest:media-type="image/jpeg"/>
  <manifest:file-entry manifest:full-path="Pictures/10000000000003C00000021C9B15CA58C6A996C8.jpg" manifest:media-type="image/jpeg"/>
  <manifest:file-entry manifest:full-path="Pictures/100000000000060000000360D11AEC5C0EE96338.bmp" manifest:media-type="image/bmp"/>
  <manifest:file-entry manifest:full-path="Pictures/1000000000000400000003006D61D2F31054271C.jpg" manifest:media-type="image/jpeg"/>
  <manifest:file-entry manifest:full-path="Pictures/10000000000003C00000021C44343F6D972D789B.jpg" manifest:media-type="image/jpeg"/>
  <manifest:file-entry manifest:full-path="Pictures/10000000000003C00000021C510D5067AE6DAC45.jpg" manifest:media-type="image/jpeg"/>
  <manifest:file-entry manifest:full-path="Pictures/10000000000003C00000021C330EF82C0E81633B.jpg" manifest:media-type="image/jpeg"/>
  <manifest:file-entry manifest:full-path="Pictures/10000000000003C00000021C0BDE9745CE00755C.jpg" manifest:media-type="image/jpeg"/>
  <manifest:file-entry manifest:full-path="Pictures/10000000000003C00000021CC3DF0B4B31482CD7.jpg" manifest:media-type="image/jpeg"/>
  <manifest:file-entry manifest:full-path="Pictures/10000000000003C00000021CDD6A9A8BFA7FFCF6.jpg" manifest:media-type="image/jpeg"/>
  <manifest:file-entry manifest:full-path="Pictures/10000000000003C00000021C3DB633AA27A10DFA.jpg" manifest:media-type="image/jpeg"/>
  <manifest:file-entry manifest:full-path="Pictures/10000000000003C00000021C2F9BAFB0C4F014C0.jpg" manifest:media-type="image/jpeg"/>
  <manifest:file-entry manifest:full-path="Pictures/10000000000003C00000021CAFB344923553EC4E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cm" svg:height="15.75cm" svg:x="0cm" svg:y="0cm">
          <draw:image xlink:href="Pictures/10000000000003C00000021C510D5067AE6DAC4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8cm" svg:height="15.75cm" svg:x="0.001cm" svg:y="0cm">
          <draw:image xlink:href="Pictures/10000000000003C00000021C330EF82C0E81633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8cm" svg:height="15.75cm" svg:x="0.001cm" svg:y="0cm">
          <draw:image xlink:href="Pictures/10000000000003C00000021CC3DF0B4B31482CD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8cm" svg:height="15.75cm" svg:x="0.001cm" svg:y="0cm">
          <draw:image xlink:href="Pictures/10000000000003C00000021C44343F6D972D789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8cm" svg:height="15.75cm" svg:x="0.001cm" svg:y="0cm">
          <draw:image xlink:href="Pictures/10000000000003C00000021C9B15CA58C6A996C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8cm" svg:height="15.75cm" svg:x="0.001cm" svg:y="0.254cm">
          <draw:image xlink:href="Pictures/10000000000003C00000021CDD6A9A8BFA7FFCF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8cm" svg:height="15.75cm" svg:x="0cm" svg:y="0cm">
          <draw:image xlink:href="Pictures/10000000000003C00000021C2F9BAFB0C4F014C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8cm" svg:height="15.75cm" svg:x="0.001cm" svg:y="0cm">
          <draw:image xlink:href="Pictures/10000000000003C00000021C34704929B5E22DA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8cm" svg:height="15.75cm" svg:x="0.001cm" svg:y="0cm">
          <draw:image xlink:href="Pictures/10000000000003C00000021C3DB633AA27A10DF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28cm" svg:height="15.75cm" svg:x="0.001cm" svg:y="0cm">
          <draw:image xlink:href="Pictures/10000000000003C00000021CAFB344923553EC4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28cm" svg:height="15.75cm" svg:x="0cm" svg:y="0cm">
          <draw:image xlink:href="Pictures/10000000000003C00000021C0BDE9745CE00755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fill-image draw:name="msFillBitmap_20_1" draw:display-name="msFillBitmap 1" xlink:href="Pictures/1000000000000400000003006D61D2F31054271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0.8999996185303pt" style:font-style-asian="normal" style:font-weight-asian="normal" style:font-name-complex="Caladea1" style:font-family-complex="Caladea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9cm" fo:padding-bottom="0.19cm" fo:padding-left="0.19cm" fo:padding-right="0.19cm" fo:wrap-option="wrap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3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Shape 54" presentation:style-name="Mpr4" draw:text-style-name="MP7" draw:layer="backgroundobjects" svg:width="26.084cm" svg:height="1.793cm" svg:x="1.366cm" svg:y="0.41cm" presentation:class="title" presentation:user-transformed="true">
        <draw:text-box>
          <text:p/>
        </draw:text-box>
      </draw:frame>
      <draw:frame draw:name="Shape 55" presentation:style-name="Title_20_and_20_Content-outline1" draw:layer="backgroundobjects" svg:width="26.084cm" svg:height="12.519cm" svg:x="1.366cm" svg:y="2.204cm" presentation:class="outline" presentation:placeholder="true" presentation:user-transformed="true">
        <draw:text-box/>
      </draw:frame>
      <presentation:notes style:page-layout-name="PM0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5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3T16:34:08.462000000</meta:creation-date>
    <dc:title>Blue</dc:title>
    <meta:editing-duration>PT20M29S</meta:editing-duration>
    <meta:editing-cycles>5</meta:editing-cycles>
    <meta:generator>LibreOffice/5.3.7.2$Windows_X86_64 LibreOffice_project/6b8ed514a9f8b44d37a1b96673cbbdd077e24059</meta:generator>
    <dc:date>2018-01-24T20:34:58.452000000</dc:date>
    <meta:document-statistic meta:object-count="62"/>
  </office:meta>
</office:document-meta>
</file>